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0c64e"/>
    </style:style>
    <style:style style:name="P2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00c6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🎄🌟 <text:span text:style-name="Strong_20_Emphasis"><text:span text:style-name="T1">Erzgebirgs-S</text:span></text:span><text:span text:style-name="Strong_20_Emphasis">tollen - Ein Stück Tradition aus meiner </text:span><text:span text:style-name="Strong_20_Emphasis"><text:span text:style-name="T1">Heimat</text:span></text:span> 🌟🎄</text:p>
      <text:p text:style-name="P1">Entdeckt mit <text:span text:style-name="T1">uns </text:span>die Freude des Weihnachtsfestes durch einen Klassiker meiner Geburtsregion: den "Stollen". Dieses Gebäck ist nicht nur ein Genuss, sondern auch ein Symbol regionaler Traditionen und festlicher Stimmung. Ein echtes Stück Heimat, <text:span text:style-name="T1">welches </text:span>die Weihnachtszeit bereichert. 🎅🎁</text:p>
      <text:p text:style-name="Text_20_body"><text:span text:style-name="Strong_20_Emphasis">Achtung für Allergiker:</text:span> Der Stollen enthält Mehl, Nüsse und Milchprodukte und kann Spuren von Ei enthalten. Bei Allergien oder Unverträglichkeiten bitte ich um Vorsicht.</text:p>
      <text:p text:style-name="Text_20_body"/>
      <text:p text:style-name="P2">🎄🌟 <text:span text:style-name="Strong_20_Emphasis">Erzgebirge Stollen - A Slice of Tradition from My Homeland</text:span> 🌟🎄</text:p>
      <text:p text:style-name="Text_20_body">Discover with <text:span text:style-name="T1">us</text:span> the joy of the Christmas season through a classic from my birth region: the "Stollen". This pastry is not just a delight to savor, but also a symbol of regional traditions and festive spirit. A true piece of home that enriches the Christmas season. 🎅🎁</text:p>
      <text:p text:style-name="Text_20_body"><text:span text:style-name="Strong_20_Emphasis">Attention to Allergies:</text:span> The Stollen contains flour, nuts, and dairy products, and may contain traces of egg. Please exercise caution if you have allergies or sensitiviti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4:13:21.763992779</meta:creation-date>
    <dc:date>2023-12-14T14:21:16.517220368</dc:date>
    <meta:editing-duration>PT7M55S</meta:editing-duration>
    <meta:editing-cycles>2</meta:editing-cycles>
    <meta:generator>LibreOffice/7.5.9.2$Linux_X86_64 LibreOffice_project/50$Build-2</meta:generator>
    <meta:print-date>2023-12-14T14:21:14.776540887</meta:print-date>
    <meta:document-statistic meta:table-count="0" meta:image-count="0" meta:object-count="0" meta:page-count="1" meta:paragraph-count="6" meta:word-count="159" meta:character-count="1023" meta:non-whitespace-character-count="870"/>
  </office:meta>
</office:document-meta>
</file>